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epUtil.hasKeep( int str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Util.keepStrengthToString( int keepStr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epUtil.getKeepStrength( Property ke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epUtil.getPenaltyForKeep( int keepStr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eepUtil.getCombinedBlockLevelKeepStrength( KeepProperty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